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coffee.csv">
        <table:table-column/>
        <table:table-column/>
        <table:table-column/>
        <table:table-row>
          <table:table-cell office:value-type="string">
            <text:p>Coffees</text:p>
          </table:table-cell>
          <table:table-cell office:value-type="string">
            <text:p>Serving Size</text:p>
          </table:table-cell>
          <table:table-cell office:value-type="string">
            <text:p>Caffeine (mg)</text:p>
          </table:table-cell>
        </table:table-row>
        <table:table-row>
          <table:table-cell office:value-type="string">
            <text:p>Starbucks Coffee Blonde Roast</text:p>
          </table:table-cell>
          <table:table-cell office:value-type="string">
            <text:p>venti(20 oz)</text:p>
          </table:table-cell>
          <table:table-cell office:value="475" office:value-type="float"/>
        </table:table-row>
        <table:table-row>
          <table:table-cell office:value-type="string">
            <text:p>Dunkin' Donuts Coffee with Turbo Shot</text:p>
          </table:table-cell>
          <table:table-cell office:value-type="string">
            <text:p>large(20 oz.)</text:p>
          </table:table-cell>
          <table:table-cell office:value="398" office:value-type="float"/>
        </table:table-row>
        <table:table-row>
          <table:table-cell office:value-type="string">
            <text:p>Starbucks Coffee Pike Place Roast</text:p>
          </table:table-cell>
          <table:table-cell office:value-type="string">
            <text:p>grande(16 oz.)</text:p>
          </table:table-cell>
          <table:table-cell office:value="310" office:value-type="float"/>
        </table:table-row>
        <table:table-row>
          <table:table-cell office:value-type="string">
            <text:p>Panera Coffee Light Roast</text:p>
          </table:table-cell>
          <table:table-cell office:value-type="string">
            <text:p>regular(16 oz.)</text:p>
          </table:table-cell>
          <table:table-cell office:value="300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7-11-05T17:59:23.120694</meta:creation-date>
    <dc:date>2017-11-05T17:59:23.123016</dc:date>
    <meta:generator>http://pypi.python.org/pypi/ezodf/0.1.0$Python3.5.2 (v3.5.2:4def2a2901a5, Jun 26 2016, 10:47:25) 
[GCC 4.2.1 (Apple Inc. build 5666) (dot 3)]</meta:generator>
    <meta:document-statistic/>
    <meta:editing-cycles>1</meta:editing-cycles>
  </office:meta>
</office:document-meta>
</file>